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MetaInputModule.getAttributeNames( Configuration modeConf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ateMetaInputModule.getAttributeValues( String name , Configuration modeConf , Map objectMode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ateMetaInputModule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MetaInput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